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51</text:p>
          </table:table-cell>
          <table:table-cell table:style-name="ce1" office:value-type="string">
            <text:p>文理・はじめてのおけいこ</text:p>
            <text:p>ウォーミングアップ＆ブレイクタイム。料理のシール貼りでした。</text:p>
          </table:table-cell>
          <table:table-cell table:style-name="ce1" office:value-type="string">
            <text:p>サイト「将棋のルール」</text:p>
            <text:p>駒の動き・駒の性質・成る</text:p>
          </table:table-cell>
          <table:table-cell table:style-name="ce1" office:value-type="string">
            <text:p>サイト「将棋ルール．ｃｏｍ」</text:p>
            <text:p>伊藤流は飛車角香の前に歩をずらっと先に並べるのがポイント。遠くへ利く駒を敵陣に利かさないという昔からある伊藤家の配慮なのでしょうね。</text:p>
          </table:table-cell>
          <table:table-cell table:style-name="ce1" office:value-type="string">
            <text:p>練習局面課題演習　金沢将棋３００　レベル２０　１周目　第１問</text:p>
            <text:p>０．０００４０％　－４０６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352</text:p>
          </table:table-cell>
          <table:table-cell table:style-name="ce1" office:value-type="string">
            <text:p>文理・はじめてのおけいこ</text:p>
            <text:p>大小さまざまな円を描く練習～。</text:p>
          </table:table-cell>
          <table:table-cell table:style-name="ce1" office:value-type="string">
            <text:p>サイト「将棋のルール」</text:p>
            <text:p>各駒の動かし方</text:p>
          </table:table-cell>
          <table:table-cell table:style-name="ce1" office:value-type="string">
            <text:p>サイト「将棋ルール．ｃｏｍ」</text:p>
            <text:p>ＧＩＦ動画で見る、伊藤流の並べ方。玉・金・銀・桂と並べて左側から歩を一列に並べる。そして左香・右香・角・飛の順に敵陣に利く駒を置いて完成。</text:p>
          </table:table-cell>
          <table:table-cell table:style-name="ce1" office:value-type="string">
            <text:p>練習局面課題演習　やねうら王　Ｓ６級　１周目　第１問</text:p>
            <text:p>０．０００４０％　－４０６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353</text:p>
          </table:table-cell>
          <table:table-cell office:value-type="string">
            <text:p>文理・はじめてのおけいこ</text:p>
            <text:p>カタツムリを題材に渦巻き線を内側から外側へ描く練習～。</text:p>
          </table:table-cell>
          <table:table-cell office:value-type="string">
            <text:p>日本将棋連盟「将棋の基礎知識」</text:p>
            <text:p>将棋は二人で行うゲーム</text:p>
          </table:table-cell>
          <table:table-cell office:value-type="string">
            <text:p>サイト「将棋ルール．ｃｏｍ」</text:p>
            <text:p>続いては「大橋流」。下段から順に並べていく覚えやすい並べ方、とのこと。</text:p>
          </table:table-cell>
          <table:table-cell office:value-type="string">
            <text:p>練習局面課題演習　タヌキＳＤＴ５　Ｓ６級　１周目　第１問</text:p>
            <text:p>０．０００４０％　－４０６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354</text:p>
          </table:table-cell>
          <table:table-cell table:style-name="ce1" office:value-type="string">
            <text:p>文理・はじめてのおけいこ</text:p>
            <text:p>今度は外側から内側に渦巻きを描く練習。題材は雨の日の傘。</text:p>
          </table:table-cell>
          <table:table-cell table:style-name="ce1" office:value-type="string">
            <text:p>日本将棋連盟「将棋の基礎知識」</text:p>
            <text:p>将棋は盤駒を使って行う。</text:p>
          </table:table-cell>
          <table:table-cell table:style-name="ce1" office:value-type="string">
            <text:p>サイト「将棋ルール．ｃｏｍ」</text:p>
            <text:p>大橋流のＧＩＦ動画。何か並べ方がちょっと違うぞ？？？</text:p>
          </table:table-cell>
          <table:table-cell table:style-name="ce1" office:value-type="string">
            <text:p>練習局面課題演習　タヌキ２０１８　Ｓ６級　１周目　第１問</text:p>
            <text:p>０．０００４０％　－４０６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355</text:p>
          </table:table-cell>
          <table:table-cell table:style-name="ce1" office:value-type="string">
            <text:p>文理・はじめてのおけいこ</text:p>
            <text:p>くるくると線を交差させながら描く練習。「の」の字を意識して。</text:p>
          </table:table-cell>
          <table:table-cell table:style-name="ce1" office:value-type="string">
            <text:p>日本将棋連盟「将棋の基礎知識」</text:p>
            <text:p>将棋は二人が交互に１手ずつ指す。</text:p>
          </table:table-cell>
          <table:table-cell table:style-name="ce1" office:value-type="string">
            <text:p>サイト「将棋ルール．ｃｏｍ」</text:p>
            <text:p>初心者の内は並べ方は確かに意識しなくてもいいかもしれませんね。自分は将棋を極めるので並べ方もしっかり覚えておきます。</text:p>
          </table:table-cell>
          <table:table-cell table:style-name="ce1" office:value-type="string">
            <text:p>練習局面課題演習　カッパ　Ｓ６級　１周目　第１問</text:p>
            <text:p>０．０００４０％　－４０５９　５７級　たまご</text:p>
            <text:p>絶対レートアップ！駒の並べ方について学習しました。並べる順序も大切ですね。</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356</text:p>
          </table:table-cell>
          <table:table-cell table:style-name="ce1" office:value-type="string">
            <text:p>文理・はじめてのおけいこ</text:p>
            <text:p>前回は横にくるくる。今回は縦にくるくる。</text:p>
          </table:table-cell>
          <table:table-cell table:style-name="ce1" office:value-type="string">
            <text:p>日本将棋連盟「将棋の基礎知識」</text:p>
            <text:p>駒の並べ方</text:p>
          </table:table-cell>
          <table:table-cell table:style-name="ce1" office:value-type="string">
            <text:p>サイト「将棋ルール．ｃｏｍ」</text:p>
            <text:p>ここからは駒の動かし方と特徴について学習していきます。動けるマス目の中から一つ選んで駒を進めます。</text:p>
          </table:table-cell>
          <table:table-cell table:style-name="ce1" office:value-type="string">
            <text:p>練習局面課題演習　読み太　Ｓ６級　１周目　第１問</text:p>
            <text:p>０．０００４０％　－４０５９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357</text:p>
          </table:table-cell>
          <table:table-cell table:style-name="ce1" office:value-type="string">
            <text:p>文理・はじめてのおけいこ</text:p>
            <text:p>曲線の総まとめ。</text:p>
          </table:table-cell>
          <table:table-cell table:style-name="ce1" office:value-type="string">
            <text:p>日本将棋連盟「将棋の基礎知識」</text:p>
            <text:p>取る・打つ・成る</text:p>
          </table:table-cell>
          <table:table-cell table:style-name="ce1" office:value-type="string">
            <text:p>サイト「将棋ルール．ｃｏｍ」</text:p>
            <text:p>まずは玉将から。これを取られたら負け。この駒自らが攻めて行くことは無い。他の駒で守ってあげよう。</text:p>
          </table:table-cell>
          <table:table-cell table:style-name="ce1" office:value-type="string">
            <text:p>練習局面課題演習　金沢将棋３００　レベル２１　１周目　第１問</text:p>
            <text:p>０．０００４１％　－４０５９　５７級　たまご</text:p>
            <text:p>達成率アップ！駒の並べ方、大橋流と伊藤流について学習しました。まだまだ本格的な演習の準備段階ですが順次進めていきたいと思います。</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358</text:p>
          </table:table-cell>
          <table:table-cell office:value-type="string">
            <text:p>文理・はじめてのおけいこ</text:p>
            <text:p>曲線の総まとめその２</text:p>
          </table:table-cell>
          <table:table-cell office:value-type="string">
            <text:p>日本将棋連盟「将棋の基礎知識」</text:p>
            <text:p>玉将・飛車・角行の動かし方</text:p>
          </table:table-cell>
          <table:table-cell office:value-type="string">
            <text:p>サイト「将棋ルール．ｃｏｍ」</text:p>
            <text:p>玉の成駒は無い。</text:p>
          </table:table-cell>
          <table:table-cell office:value-type="string">
            <text:p>練習局面課題演習　金沢将棋３００　レベル２２　１周目　第１問</text:p>
            <text:p>０．０００４１％　－４０５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359</text:p>
          </table:table-cell>
          <table:table-cell table:style-name="ce1" office:value-type="string">
            <text:p>文理・はじめてのおけいこ</text:p>
            <text:p>パン屋までの道を辿る。</text:p>
          </table:table-cell>
          <table:table-cell table:style-name="ce1" office:value-type="string">
            <text:p>日本将棋連盟「将棋の基礎知識」</text:p>
            <text:p>金将・銀将・桂馬・香車・歩兵の動かし方</text:p>
          </table:table-cell>
          <table:table-cell table:style-name="ce1" office:value-type="string">
            <text:p>サイト「将棋ルール．ｃｏｍ」</text:p>
            <text:p>金将の動かし方。斜め後ろだけ進めない。金は守りに適しているので玉の周りで活躍させよう。</text:p>
          </table:table-cell>
          <table:table-cell table:style-name="ce1" office:value-type="string">
            <text:p>練習局面課題演習　金沢将棋３００　レベル２３　１周目　第１問</text:p>
            <text:p>０．０００４１％　－４０５９　５７級　たまご</text:p>
          </table:table-cell>
          <table:table-cell table:style-name="ce1" table:number-columns-repeated="17"/>
          <table:table-cell table:number-columns-repeated="1000"/>
        </table:table-row>
        <table:table-row table:style-name="ro3">
          <table:table-cell table:style-name="ce1" table:number-columns-repeated="6"/>
          <table:table-cell table:style-name="ce3"/>
          <table:table-cell table:style-name="ce1" table:number-columns-repeated="17"/>
          <table:table-cell table:number-columns-repeated="1000"/>
        </table:table-row>
        <table:table-row table:style-name="ro3">
          <table:table-cell table:style-name="ce1" table:number-columns-repeated="3"/>
          <table:table-cell/>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154">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5">2022/05/05</text:date>, <text:time>22:0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22H28M9S</meta:editing-duration>
    <meta:editing-cycles>116</meta:editing-cycles>
    <meta:generator>OpenOffice/4.1.6$Win32 OpenOffice.org_project/416m1$Build-9790</meta:generator>
    <dc:date>2022-05-05T22:05:06.60</dc:date>
    <meta:document-statistic meta:table-count="1" meta:cell-count="60" meta:object-count="0"/>
    <meta:user-defined meta:name="Info 1"/>
    <meta:user-defined meta:name="Info 2"/>
    <meta:user-defined meta:name="Info 3"/>
    <meta:user-defined meta:name="Info 4"/>
  </office:meta>
</office:document-meta>
</file>